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89pt"/>
    </style:style>
    <style:style style:name="co2" style:family="table-column">
      <style:table-column-properties fo:break-before="auto" style:column-width="90.06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4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cc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n Un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uble Time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Move 2 (during the Day), or Move 1 (during the Night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 Sharpshooting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Ranged attack 1 (during the Day), or Ranged attack 2 (during the Night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d Swordsmanship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Attack 2, or Ice attack 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eld Mastery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Block 3, or Fire block 2, or Ice block 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istance Break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Choose an enemy token. It gets armor -1 for each resistance it has to a minimum of 1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Feel No Pain</text:p>
          </table:table-cell>
          <table:table-cell office:value-type="string" calcext:value-type="string">
            <text:p>Once a turn, except in combat:</text:p>
          </table:table-cell>
          <table:table-cell office:value-type="string" calcext:value-type="string">
            <text:p>Discard one wound from hand. If you do, draw a new card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Don't Give a Damn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One card played sideways gives you +2 instead of +1. If it's an advanced action, spell or artifact, it gives +3 instead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ho Needs Magic?</text:p>
          </table:table-cell>
          <table:table-cell office:value-type="string" calcext:value-type="string">
            <text:p>Once a turn</text:p>
          </table:table-cell>
          <table:table-cell office:value-type="string" calcext:value-type="string">
            <text:p>One card played sideways gives you +2 instead of +1. If you use no die from the source this turn, it gives +3 instead.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tivation (Tovak)</text:p>
          </table:table-cell>
          <table:table-cell office:value-type="string" calcext:value-type="string">
            <text:p>Once a round, on any players turn</text:p>
          </table:table-cell>
          <table:table-cell office:value-type="string" calcext:value-type="string">
            <text:p>Flip this to draw 2 cards. If you have the least fame (not tied), also gain</text:p>
            <text:p>- a mana token depending on whose skill is chosen (Norowas=White,  Goldyx=Green, Tovak=Blue, Arythea=Red).</text:p>
            <text:p>- Fame 1 (Wolfhawk)</text:p>
            <text:p>You cannot use another motivation skill until the end of your next turn. If you play a solo game, you get the extra mana token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na Exploit</text:p>
          </table:table-cell>
          <table:table-cell office:value-type="string" calcext:value-type="string">
            <text:p>Once a Round</text:p>
          </table:table-cell>
          <table:table-cell office:value-type="string" calcext:value-type="string">
            <text:p>Choose a color other than gold and gain a mana token of that color. Put this Skill token in the center and mark it with a second token of that color. Until the start of your next turn, other players get wound when they use mana of any other color on their turn, limit 1 Wound per color for each player. (if they use gold, count it as the color it is used for.) Then take this token back and flip i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1:48:21.8502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6:19:59.573379000</meta:creation-date>
    <dc:date>2015-10-15T11:54:10.246151000</dc:date>
    <meta:editing-duration>PT10M17S</meta:editing-duration>
    <meta:editing-cycles>6</meta:editing-cycles>
    <meta:generator>LibreOffice/5.0.2.2$MacOSX_X86_64 LibreOffice_project/37b43f919e4de5eeaca9b9755ed688758a8251fe</meta:generator>
    <meta:document-statistic meta:table-count="1" meta:cell-count="45" meta:object-count="0"/>
  </office:meta>
</office:document-meta>
</file>